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cm" svg:height="2.6cm" svg:x="4cm" svg:y="2.9cm">
          <text:p text:style-name="P1"><text:span text:style-name="T1">Packet</text:span></text:p>
          <text:p text:style-name="P1"><text:span text:style-name="T1">Received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2.7cm" svg:height="2.6cm" svg:x="8.1cm" svg:y="2.9cm">
          <text:p text:style-name="P1"><text:span text:style-name="T1">Packet</text:span></text:p>
          <text:p text:style-name="P1"><text:span text:style-name="T1">Ready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3" draw:id="id3" draw:layer="layout" svg:width="2.7cm" svg:height="2.6cm" svg:x="12.3cm" svg:y="2.9cm">
          <text:p text:style-name="P1"><text:span text:style-name="T1">Data</text:span></text:p>
          <text:p text:style-name="P1"><text:span text:style-name="T1">Pack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2.7cm" svg:height="2.6cm" svg:x="12.3cm" svg:y="6.4cm">
          <text:p text:style-name="P1"><text:span text:style-name="T1">NA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2.7cm" svg:height="2.6cm" svg:x="16.1cm" svg:y="6.4cm">
          <text:p text:style-name="P1"><text:span text:style-name="T1">&gt;3</text:span></text:p>
          <text:p text:style-name="P1"><text:span text:style-name="T1">retri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6" draw:id="id6" draw:layer="layout" svg:width="2.7cm" svg:height="2.6cm" svg:x="12.3cm" svg:y="9.9cm">
          <text:p text:style-name="P1"><text:span text:style-name="T1">A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6.7cm" svg:y1="4.2cm" svg:x2="8.1cm" svg:y2="4.2cm" draw:start-shape="id1" draw:start-glue-point="7" draw:end-shape="id2" draw:end-glue-point="5" svg:d="M6700 4200h1400" svg:viewBox="0 0 1401 1">
          <text:p text:style-name="P1"><text:span text:style-name="T1">Y</text:span></text:p>
          <text:p text:style-name="P1"><text:span text:style-name="T1"/></text:p>
        </draw:connector>
        <draw:connector draw:style-name="gr2" draw:text-style-name="P3" draw:layer="layout" draw:type="line" svg:x1="10.8cm" svg:y1="4.2cm" svg:x2="12.3cm" svg:y2="4.2cm" draw:start-shape="id2" draw:start-glue-point="7" draw:end-shape="id3" draw:end-glue-point="5" svg:d="M10800 4200h1500" svg:viewBox="0 0 1501 1">
          <text:p text:style-name="P1"><text:span text:style-name="T2">Y</text:span></text:p>
          <text:p text:style-name="P1"><text:span text:style-name="T2"/></text:p>
        </draw:connector>
        <draw:connector draw:style-name="gr2" draw:text-style-name="P2" draw:layer="layout" draw:type="line" svg:x1="15cm" svg:y1="7.7cm" svg:x2="16.1cm" svg:y2="7.7cm" draw:start-shape="id4" draw:start-glue-point="7" draw:end-shape="id5" draw:end-glue-point="5" svg:d="M15000 7700h1100" svg:viewBox="0 0 1101 1">
          <text:p text:style-name="P1"><text:span text:style-name="T1">Y</text:span></text:p>
          <text:p text:style-name="P1"><text:span text:style-name="T1"/></text:p>
        </draw:connector>
        <draw:connector draw:style-name="gr3" draw:text-style-name="P1" draw:layer="layout" draw:type="line" svg:x1="13.65cm" svg:y1="9cm" svg:x2="13.65cm" svg:y2="9.9cm" draw:start-shape="id4" draw:start-glue-point="6" draw:end-shape="id6" draw:end-glue-point="4" svg:d="M13650 9000v900" svg:viewBox="0 0 1 901">
          <text:p/>
        </draw:connector>
        <draw:connector draw:style-name="gr3" draw:text-style-name="P1" draw:layer="layout" draw:type="line" svg:x1="13.65cm" svg:y1="5.5cm" svg:x2="13.65cm" svg:y2="6.4cm" draw:start-shape="id3" draw:start-glue-point="6" draw:end-shape="id4" draw:end-glue-point="4" svg:d="M13650 5500v900" svg:viewBox="0 0 1 901">
          <text:p/>
        </draw:connector>
        <draw:custom-shape draw:style-name="gr1" draw:text-style-name="P2" xml:id="id10" draw:id="id10" draw:layer="layout" svg:width="2.7cm" svg:height="2.6cm" svg:x="8.201cm" svg:y="2.901cm">
          <text:p text:style-name="P1"><text:span text:style-name="T1">Packet</text:span></text:p>
          <text:p text:style-name="P1"><text:span text:style-name="T1">Ready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8" draw:id="id8" draw:layer="layout" svg:width="2.7cm" svg:height="2.6cm" svg:x="4cm" svg:y="6.4cm">
          <text:p text:style-name="P1"><text:span text:style-name="T1">Status</text:span></text:p>
          <text:p text:style-name="P1"><text:span text:style-name="T1">Received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2.7cm" svg:height="2.6cm" svg:x="4.001cm" svg:y="2.901cm">
          <text:p text:style-name="P1"><text:span text:style-name="T1">Tx</text:span></text:p>
          <text:p text:style-name="P1"><text:span text:style-name="T1">Delivered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9" draw:id="id9" draw:layer="layout" svg:width="2.7cm" svg:height="2.6cm" svg:x="4.009cm" svg:y="9.8cm">
          <text:p text:style-name="P1"><text:span text:style-name="T1">Timeout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1" draw:id="id11" draw:layer="layout" svg:width="2.7cm" svg:height="2.6cm" svg:x="8.2cm" svg:y="13.6cm">
          <text:p text:style-name="P1"><text:span text:style-name="T1">Packet</text:span></text:p>
          <text:p text:style-name="P1"><text:span text:style-name="T1">Error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5.351cm" svg:y1="5.501cm" svg:x2="5.35cm" svg:y2="6.4cm" draw:start-shape="id7" draw:start-glue-point="6" draw:end-shape="id8" draw:end-glue-point="4" svg:d="M5351 5501l-1 899" svg:viewBox="0 0 2 900">
          <text:p/>
        </draw:connector>
        <draw:connector draw:style-name="gr3" draw:text-style-name="P1" draw:layer="layout" draw:type="line" svg:x1="5.35cm" svg:y1="9cm" svg:x2="5.359cm" svg:y2="9.8cm" draw:start-shape="id8" draw:start-glue-point="6" draw:end-shape="id9" draw:end-glue-point="4" svg:d="M5350 9000l9 800" svg:viewBox="0 0 10 801">
          <text:p/>
        </draw:connector>
        <draw:connector draw:style-name="gr3" draw:text-style-name="P1" draw:layer="layout" draw:type="line" svg:x1="9.551cm" svg:y1="5.501cm" svg:x2="9.55cm" svg:y2="13.6cm" draw:start-shape="id10" draw:start-glue-point="6" draw:end-shape="id11" draw:end-glue-point="4" svg:d="M9551 5501l-1 8099" svg:viewBox="0 0 2 8100">
          <text:p/>
        </draw:connector>
        <draw:custom-shape draw:style-name="gr4" draw:text-style-name="P1" xml:id="id12" draw:id="id12" draw:layer="layout" svg:width="1cm" svg:height="1cm" svg:x="4.85cm" svg:y="1.15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1" draw:layer="layout" draw:type="line" svg:x1="5.35cm" svg:y1="2.151cm" svg:x2="5.351cm" svg:y2="2.901cm" draw:start-shape="id12" draw:start-glue-point="6" draw:end-shape="id7" draw:end-glue-point="4" svg:d="M5350 2151l1 750" svg:viewBox="0 0 2 751">
          <text:p/>
        </draw:connector>
        <draw:connector draw:style-name="gr3" draw:text-style-name="P1" draw:layer="layout" draw:type="line" svg:x1="15cm" svg:y1="11.2cm" svg:x2="19.969cm" svg:y2="11.233cm" draw:start-shape="id6" draw:start-glue-point="7" svg:d="M15000 11200l4969 33" svg:viewBox="0 0 4970 34">
          <text:p/>
        </draw:connector>
        <draw:connector draw:style-name="gr3" draw:text-style-name="P1" draw:layer="layout" svg:x1="13.65cm" svg:y1="12.5cm" svg:x2="19.894cm" svg:y2="13.005cm" draw:start-shape="id6" draw:start-glue-point="6" svg:d="M13650 12500v504h6244v1" svg:viewBox="0 0 6245 506">
          <text:p/>
        </draw:connector>
        <draw:custom-shape draw:style-name="gr1" draw:text-style-name="P2" xml:id="id13" draw:id="id13" draw:layer="layout" svg:width="2.7cm" svg:height="2.6cm" svg:x="12.3cm" svg:y="13.6cm">
          <text:p text:style-name="P1"><text:span text:style-name="T1">&gt;3</text:span></text:p>
          <text:p text:style-name="P1"><text:span text:style-name="T1">retri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10.9cm" svg:y1="14.9cm" svg:x2="12.3cm" svg:y2="14.9cm" draw:start-shape="id11" draw:start-glue-point="7" draw:end-shape="id13" draw:end-glue-point="5" svg:d="M10900 14900h1400" svg:viewBox="0 0 1401 1">
          <text:p/>
        </draw:connector>
        <draw:connector draw:style-name="gr3" draw:text-style-name="P1" draw:layer="layout" draw:type="line" svg:x1="15cm" svg:y1="14.9cm" svg:x2="19.894cm" svg:y2="14.927cm" draw:start-shape="id13" draw:start-glue-point="7" svg:d="M15000 14900l4894 27" svg:viewBox="0 0 4895 28">
          <text:p/>
        </draw:connector>
        <draw:custom-shape draw:style-name="gr1" draw:text-style-name="P2" xml:id="id18" draw:id="id18" draw:layer="layout" svg:width="2.7cm" svg:height="2.6cm" svg:x="8.2cm" svg:y="22.3cm">
          <text:p text:style-name="P1"><text:span text:style-name="T1">Data</text:span></text:p>
          <text:p text:style-name="P1"><text:span text:style-name="T1">Packet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9.55cm" svg:y1="16.2cm" svg:x2="9.57cm" svg:y2="16.96cm" draw:start-shape="id11" draw:start-glue-point="6" svg:d="M9550 16200l20 760" svg:viewBox="0 0 21 761">
          <text:p/>
        </draw:connector>
        <draw:connector draw:style-name="gr3" draw:text-style-name="P1" draw:layer="layout" draw:line-skew="-0.401cm" svg:x1="6.7cm" svg:y1="7.7cm" svg:x2="9.1cm" svg:y2="17.35cm" draw:start-shape="id8" draw:start-glue-point="7" draw:end-shape="id14" draw:end-glue-point="6" svg:d="M6700 7700h800v9650h1600" svg:viewBox="0 0 2401 9651">
          <text:p/>
        </draw:connector>
        <draw:custom-shape draw:style-name="gr4" draw:text-style-name="P1" xml:id="id14" draw:id="id14" draw:layer="layout" svg:width="0.9cm" svg:height="0.9cm" svg:x="9.1cm" svg:y="1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3" draw:text-style-name="P1" draw:layer="layout" draw:type="line" svg:x1="9.55cm" svg:y1="17.8cm" svg:x2="9.55cm" svg:y2="18.7cm" draw:start-shape="id14" draw:start-glue-point="8" draw:end-shape="id15" draw:end-glue-point="4" svg:d="M9550 17800v900" svg:viewBox="0 0 1 901">
          <text:p/>
        </draw:connector>
        <draw:connector draw:style-name="gr3" draw:text-style-name="P1" draw:layer="layout" draw:type="line" svg:x1="6.709cm" svg:y1="11.1cm" svg:x2="7.6cm" svg:y2="11.071cm" draw:start-shape="id9" draw:start-glue-point="7" svg:d="M6709 11100l891-29" svg:viewBox="0 0 892 30">
          <text:p/>
        </draw:connector>
        <draw:connector draw:style-name="gr3" draw:text-style-name="P1" draw:layer="layout" svg:x1="5.359cm" svg:y1="12.4cm" svg:x2="7.551cm" svg:y2="12.926cm" draw:start-shape="id9" draw:start-glue-point="6" svg:d="M5359 12400v514h2192v12" svg:viewBox="0 0 2193 527">
          <text:p/>
        </draw:connector>
        <draw:custom-shape draw:style-name="gr1" draw:text-style-name="P2" xml:id="id16" draw:id="id16" draw:layer="layout" svg:width="2.6cm" svg:height="1.8cm" svg:x="12.4cm" svg:y="22.7cm">
          <text:p text:style-name="P1"><text:span text:style-name="T1">Execute</text:span></text:p>
          <text:p text:style-name="P1"><text:span text:style-name="T1">Comman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7" draw:id="id17" draw:layer="layout" svg:width="0.9cm" svg:height="0.9cm" svg:x="9.1cm" svg:y="25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3" draw:text-style-name="P1" draw:layer="layout" svg:x1="13.7cm" svg:y1="24.5cm" svg:x2="10cm" svg:y2="26.35cm" draw:start-shape="id16" draw:start-glue-point="6" draw:end-shape="id17" draw:end-glue-point="10" svg:d="M13700 24500v1850h-3700" svg:viewBox="0 0 3701 1851">
          <text:p/>
        </draw:connector>
        <draw:connector draw:style-name="gr3" draw:text-style-name="P1" draw:layer="layout" draw:type="line" svg:x1="9.55cm" svg:y1="24.9cm" svg:x2="9.55cm" svg:y2="25.9cm" draw:start-shape="id18" draw:start-glue-point="6" draw:end-shape="id17" draw:end-glue-point="4" svg:d="M9550 24900v1000" svg:viewBox="0 0 1 1001">
          <text:p/>
        </draw:connector>
        <draw:connector draw:style-name="gr3" draw:text-style-name="P1" draw:layer="layout" draw:type="line" svg:x1="10.9cm" svg:y1="23.6cm" svg:x2="12.4cm" svg:y2="23.6cm" draw:start-shape="id18" draw:start-glue-point="7" draw:end-shape="id16" draw:end-glue-point="5" svg:d="M10900 23600h1500" svg:viewBox="0 0 1501 1">
          <text:p/>
        </draw:connector>
        <draw:custom-shape draw:style-name="gr1" draw:text-style-name="P2" xml:id="id15" draw:id="id15" draw:layer="layout" svg:width="2.7cm" svg:height="2.6cm" svg:x="8.2cm" svg:y="18.7cm">
          <text:p text:style-name="P1"><text:span text:style-name="T1">Packet</text:span></text:p>
          <text:p text:style-name="P1"><text:span text:style-name="T1">Ready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8.2cm" svg:y1="20cm" svg:x2="9.1cm" svg:y2="26.35cm" draw:start-shape="id15" draw:start-glue-point="5" draw:end-shape="id17" draw:end-glue-point="6" svg:d="M8200 20000h-501v6350h1401" svg:viewBox="0 0 1402 6351">
          <text:p/>
        </draw:connector>
        <draw:custom-shape draw:style-name="gr4" draw:text-style-name="P1" xml:id="id19" draw:id="id19" draw:layer="layout" svg:width="1cm" svg:height="1cm" svg:x="9.049cm" svg:y="27.504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1" draw:layer="layout" draw:type="line" svg:x1="9.55cm" svg:y1="21.3cm" svg:x2="9.55cm" svg:y2="22.3cm" draw:start-shape="id15" draw:start-glue-point="6" draw:end-shape="id18" draw:end-glue-point="4" svg:d="M9550 21300v1000" svg:viewBox="0 0 1 1001">
          <text:p/>
        </draw:connector>
        <draw:connector draw:style-name="gr3" draw:text-style-name="P1" draw:layer="layout" draw:type="line" svg:x1="9.55cm" svg:y1="26.8cm" svg:x2="9.549cm" svg:y2="27.504cm" draw:start-shape="id17" draw:start-glue-point="8" draw:end-shape="id19" draw:end-glue-point="4" svg:d="M9550 26800l-1 704" svg:viewBox="0 0 2 705">
          <text:p/>
        </draw:connector>
        <draw:frame draw:style-name="gr5" draw:text-style-name="P4" draw:layer="layout" svg:width="0.756cm" svg:height="0.649cm" svg:x="4.6cm" svg:y="8.9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4.444cm" svg:y="5.4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4.644cm" svg:y="12.251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8.744cm" svg:y="16.051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8.8cm" svg:y="5.451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15.144cm" svg:y="3.6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12.844cm" svg:y="8.8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13cm" svg:y="12.351cm">
          <draw:text-box>
            <text:p><text:span text:style-name="T1">N</text:span></text:p>
          </draw:text-box>
        </draw:frame>
        <draw:connector draw:style-name="gr3" draw:text-style-name="P1" draw:layer="layout" svg:x1="13.65cm" svg:y1="16.2cm" svg:x2="19.894cm" svg:y2="16.699cm" draw:start-shape="id13" draw:start-glue-point="6" svg:d="M13650 16200v502h6244v-3" svg:viewBox="0 0 6245 503">
          <text:p/>
        </draw:connector>
        <draw:frame draw:style-name="gr5" draw:text-style-name="P4" draw:layer="layout" svg:width="0.756cm" svg:height="0.649cm" svg:x="13cm" svg:y="16.051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7cm" svg:y="20.3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8.844cm" svg:y="24.8cm">
          <draw:text-box>
            <text:p><text:span text:style-name="T1">N</text:span></text:p>
          </draw:text-box>
        </draw:frame>
        <draw:frame draw:style-name="gr5" draw:text-style-name="P4" draw:layer="layout" svg:width="0.735cm" svg:height="0.649cm" svg:x="14.9cm" svg:y="10.6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8.965cm" svg:y="21.151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10.8cm" svg:y="23cm">
          <draw:text-box>
            <text:p><text:span text:style-name="T1">Y</text:span></text:p>
          </draw:text-box>
        </draw:frame>
        <draw:frame draw:style-name="gr6" draw:text-style-name="P4" draw:layer="layout" svg:width="0.735cm" svg:height="0.698cm" svg:x="14.965cm" svg:y="14.3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10.8cm" svg:y="14.351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6.5cm" svg:y="10.551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6.665cm" svg:y="7.1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13cm" svg:y="5.351cm">
          <draw:text-box>
            <text:p><text:span text:style-name="T1">Y</text:span></text:p>
          </draw:text-box>
        </draw:frame>
        <draw:connector draw:style-name="gr3" draw:text-style-name="P1" draw:layer="layout" draw:line-skew="4.398cm" svg:x1="15cm" svg:y1="4.2cm" svg:x2="10cm" svg:y2="17.35cm" draw:start-shape="id3" draw:start-glue-point="7" draw:end-shape="id14" draw:end-glue-point="10" svg:d="M15000 4200h4900v13150h-9900" svg:viewBox="0 0 9901 13151">
          <text:p/>
        </draw:connector>
        <draw:connector draw:style-name="gr3" draw:text-style-name="P1" draw:layer="layout" svg:x1="17.45cm" svg:y1="9cm" svg:x2="19.894cm" svg:y2="9.535cm" draw:start-shape="id5" draw:start-glue-point="6" svg:d="M17450 9000v519h2444v16" svg:viewBox="0 0 2445 536">
          <text:p/>
        </draw:connector>
        <draw:connector draw:style-name="gr3" draw:text-style-name="P1" draw:layer="layout" draw:type="line" svg:x1="18.8cm" svg:y1="7.7cm" svg:x2="19.894cm" svg:y2="7.713cm" draw:start-shape="id5" draw:start-glue-point="7" svg:d="M18800 7700l1094 13" svg:viewBox="0 0 1095 14">
          <text:p/>
        </draw:connector>
        <draw:frame draw:style-name="gr5" draw:text-style-name="P4" draw:layer="layout" svg:width="1.713cm" svg:height="0.649cm" svg:x="17.887cm" svg:y="8.7cm">
          <draw:text-box>
            <text:p><text:span text:style-name="T1">Resend</text:span></text:p>
          </draw:text-box>
        </draw:frame>
        <draw:frame draw:style-name="gr7" draw:text-style-name="P4" draw:layer="layout" svg:width="2.145cm" svg:height="1.047cm" svg:x="6.3cm" svg:y="6.102cm">
          <draw:text-box>
            <text:p><text:span text:style-name="T1">Base error</text:span></text:p>
            <text:p><text:span text:style-name="T1">detected</text:span></text:p>
          </draw:text-box>
        </draw:frame>
        <draw:frame draw:style-name="gr5" draw:text-style-name="P4" draw:layer="layout" svg:width="2.001cm" svg:height="1.047cm" svg:x="5.699cm" svg:y="9.5cm">
          <draw:text-box>
            <text:p><text:span text:style-name="T1">Abandon</text:span></text:p>
            <text:p><text:span text:style-name="T1">Complete</text:span></text:p>
          </draw:text-box>
        </draw:frame>
        <draw:frame draw:style-name="gr5" draw:text-style-name="P4" draw:layer="layout" svg:width="2.001cm" svg:height="1.047cm" svg:x="16.099cm" svg:y="10.153cm">
          <draw:text-box>
            <text:p><text:span text:style-name="T1">Success</text:span></text:p>
            <text:p><text:span text:style-name="T1">Complete</text:span></text:p>
          </draw:text-box>
        </draw:frame>
        <draw:frame draw:style-name="gr5" draw:text-style-name="P4" draw:layer="layout" svg:width="2.039cm" svg:height="0.649cm" svg:x="13.761cm" svg:y="5.4cm">
          <draw:text-box>
            <text:p><text:span text:style-name="T1">ACK/NAK</text:span></text:p>
          </draw:text-box>
        </draw:frame>
        <draw:frame draw:style-name="gr5" draw:text-style-name="P4" draw:layer="layout" svg:width="2.001cm" svg:height="1.047cm" svg:x="18cm" svg:y="6.253cm">
          <draw:text-box>
            <text:p><text:span text:style-name="T1">Abandon</text:span></text:p>
            <text:p><text:span text:style-name="T1">Complete</text:span></text:p>
          </draw:text-box>
        </draw:frame>
        <draw:frame draw:style-name="gr5" draw:text-style-name="P4" draw:layer="layout" svg:width="2.001cm" svg:height="1.047cm" svg:x="16.1cm" svg:y="13.8cm">
          <draw:text-box>
            <text:p><text:span text:style-name="T1">Abandon</text:span></text:p>
            <text:p><text:span text:style-name="T1">Complete</text:span></text:p>
          </draw:text-box>
        </draw:frame>
        <draw:frame draw:style-name="gr5" draw:text-style-name="P4" draw:layer="layout" svg:width="1.713cm" svg:height="0.649cm" svg:x="16.1cm" svg:y="16cm">
          <draw:text-box>
            <text:p><text:span text:style-name="T1">Resend</text:span></text:p>
          </draw:text-box>
        </draw:frame>
        <draw:frame draw:style-name="gr8" draw:text-style-name="P4" draw:layer="layout" svg:width="0.756cm" svg:height="0.649cm" svg:x="16.7cm" svg:y="8.951cm">
          <draw:text-box>
            <text:p><text:span text:style-name="T1">N</text:span></text:p>
          </draw:text-box>
        </draw:frame>
        <draw:frame draw:style-name="gr5" draw:text-style-name="P4" draw:layer="layout" svg:width="0.735cm" svg:height="0.649cm" svg:x="18.6cm" svg:y="7.151cm">
          <draw:text-box>
            <text:p><text:span text:style-name="T1">Y</text:span></text:p>
          </draw:text-box>
        </draw:frame>
        <draw:frame draw:style-name="gr5" draw:text-style-name="P4" draw:layer="layout" svg:width="3.812cm" svg:height="1.047cm" svg:x="15.2cm" svg:y="11.9cm">
          <draw:text-box>
            <text:p><text:span text:style-name="T1">Might be an</text:span></text:p>
            <text:p><text:span text:style-name="T1">application command</text:span></text:p>
          </draw:text-box>
        </draw:frame>
        <draw:frame draw:style-name="gr5" draw:text-style-name="P4" draw:layer="layout" svg:width="1.497cm" svg:height="0.649cm" svg:x="16.2cm" svg:y="3.551cm">
          <draw:text-box>
            <text:p><text:span text:style-name="T1">Ignore</text:span></text:p>
          </draw:text-box>
        </draw:frame>
        <draw:frame draw:style-name="gr5" draw:text-style-name="P4" draw:layer="layout" svg:width="3.812cm" svg:height="1.047cm" svg:x="11.9cm" svg:y="21.553cm">
          <draw:text-box>
            <text:p><text:span text:style-name="T1">Might be an</text:span></text:p>
            <text:p><text:span text:style-name="T1">application comm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5:12:44.691637673</meta:creation-date>
    <meta:generator>LibreOffice/4.2.8.2$Linux_X86_64 LibreOffice_project/420m0$Build-2</meta:generator>
    <dc:date>2016-04-23T09:46:18.222387839</dc:date>
    <meta:editing-duration>PT35M11S</meta:editing-duration>
    <meta:editing-cycles>7</meta:editing-cycles>
    <meta:document-statistic meta:object-count="79"/>
  </office:meta>
</office:document-meta>
</file>